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6/12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HURTADO MENDOZA, JHON RUL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20643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SATIP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0158605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HURTADO MENDOZA, JHON RULY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20643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0158605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7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9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4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4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6/12/2021</text:p>
          </table:table-cell>
          <table:table-cell table:style-name="Tabla2.A3" office:value-type="string">
            <text:p text:style-name="P22">38225459</text:p>
          </table:table-cell>
          <table:table-cell table:style-name="Tabla2.D3" office:value-type="string">
            <text:p text:style-name="P23">33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7/12/2021</text:p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>1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2-123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07T21:14:2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